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3083in" style:rel-column-width="21838*"/>
    </style:style>
    <style:style style:name="Table1.B" style:family="table-column">
      <style:table-column-properties style:column-width="1.1542in" style:rel-column-width="10919*"/>
    </style:style>
    <style:style style:name="Table1.C" style:family="table-column">
      <style:table-column-properties style:column-width="0.85in" style:rel-column-width="8041*"/>
    </style:style>
    <style:style style:name="Table1.D" style:family="table-column">
      <style:table-column-properties style:column-width="1.1771in" style:rel-column-width="11136*"/>
    </style:style>
    <style:style style:name="Table1.E" style:family="table-column">
      <style:table-column-properties style:column-width="1.4375in" style:rel-column-width="13601*"/>
    </style:style>
    <style:style style:name="Table1.1" style:family="table-row">
      <style:table-row-properties style:min-row-height="0.111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3" style:family="table-row">
      <style:table-row-properties style:min-row-height="0.2222in"/>
    </style:style>
    <style:style style:name="Table1.E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13" style:family="table-row">
      <style:table-row-properties style:min-row-height="0.4479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167in" fo:margin-left="0in" fo:margin-right="0.0083in" table:align="margins"/>
    </style:style>
    <style:style style:name="Table3.A" style:family="table-column">
      <style:table-column-properties style:column-width="6.9167in" style:rel-column-width="65535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Heading_20_3">
      <style:text-properties fo:font-size="12pt" style:font-size-asian="12pt" style:font-size-complex="12pt"/>
    </style:style>
    <style:style style:name="P9" style:family="paragraph" style:parent-style-name="Text_20_body" style:list-style-name="L1">
      <style:text-properties fo:font-size="10pt" style:font-size-asian="10pt" style:font-size-complex="10pt"/>
    </style:style>
    <style:style style:name="P10" style:family="paragraph" style:parent-style-name="Text_20_body" style:list-style-name="L2">
      <style:text-properties fo:font-size="10pt" style:font-size-asian="10pt" style:font-size-complex="10pt"/>
    </style:style>
    <style:style style:name="P11" style:family="paragraph" style:parent-style-name="Text_20_body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ext_20_body" style:list-style-name="L3">
      <style:text-properties fo:font-size="10pt" style:font-size-asian="10pt" style:font-size-complex="10pt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13" text:outline-level="1">Redis + Lua = Logical Redis</text:h>
      <text:p text:style-name="P14">--- 构建贝叶斯(Bayes)分类器</text:p>
      <text:p text:style-name="P15"><text:tab/><text:tab/><text:tab/><text:tab/><text:tab/><text:tab/><text:tab/><text:tab/><text:tab/>Allen.Dou@hotmail.com</text:p>
      <text:h text:style-name="P8" text:outline-level="3">一. 简述</text:h>
      <text:p text:style-name="Text_20_body"><text:tab/><text:span text:style-name="T2">本文介绍如果利用Redis &amp; Lua 为博文进行分类,基础类共22个(娱乐,文化,体育,IT,美食等).</text:span></text:p>
      <text:h text:style-name="P8" text:outline-level="3">二. 样本数据构建</text:h>
      <text:list xml:id="list371504330" text:style-name="L1">
        <text:list-item>
          <text:list>
            <text:list-item>
              <text:list>
                <text:list-item>
                  <text:p text:style-name="P9">从各个频道获取优秀样本数据,每个分类抽取1w(数据量均衡即可,并非一定1w)篇博文.</text:p>
                </text:list-item>
                <text:list-item>
                  <text:p text:style-name="P9">分词&amp;词频统计.”blogid:{kw1:n1, kw2:n2,kw3:n3}”</text:p>
                </text:list-item>
                <text:list-item>
                  <text:p text:style-name="P9">样本数据存储.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6" office:value-type="string">
            <text:p text:style-name="P6">db1(娱乐)</text:p>
          </table:table-cell>
          <table:table-cell table:style-name="Table1.A1" table:number-rows-spanned="4" office:value-type="string">
            <text:p text:style-name="P6">keyword</text:p>
          </table:table-cell>
          <table:table-cell table:style-name="Table1.A1" office:value-type="string">
            <text:p text:style-name="P6">score</text:p>
          </table:table-cell>
          <table:table-cell table:style-name="Table1.A1" office:value-type="string">
            <text:p text:style-name="P6">field</text:p>
          </table:table-cell>
          <table:table-cell table:style-name="Table1.E1" table:number-rows-spanned="4" office:value-type="string">
            <text:p text:style-name="P6"><text:span text:style-name="T1">Type:</text:span>zset</text:p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6">126744</text:p>
          </table:table-cell>
          <table:table-cell table:style-name="Table1.C2" office:value-type="string">
            <text:p text:style-name="P6">娱乐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6">111871</text:p>
          </table:table-cell>
          <table:table-cell table:style-name="Table1.C2" office:value-type="string">
            <text:p text:style-name="P6">明星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6">108534</text:p>
          </table:table-cell>
          <table:table-cell table:style-name="Table1.C2" office:value-type="string">
            <text:p text:style-name="P6">电影</text:p>
          </table:table-cell>
          <table:covered-table-cell/>
        </table:table-row>
        <table:table-row>
          <table:covered-table-cell/>
          <table:table-cell table:style-name="Table1.C2" office:value-type="string">
            <text:p text:style-name="P6">all</text:p>
          </table:table-cell>
          <table:table-cell table:style-name="Table1.C2" table:number-columns-spanned="2" office:value-type="string">
            <text:p text:style-name="P6">8332475</text:p>
          </table:table-cell>
          <table:covered-table-cell/>
          <table:table-cell table:style-name="Table1.E5" office:value-type="string">
            <text:p text:style-name="P6">string</text:p>
          </table:table-cell>
        </table:table-row>
        <table:table-row>
          <table:covered-table-cell/>
          <table:table-cell table:style-name="Table1.C2" office:value-type="string">
            <text:p text:style-name="P6">n_blog</text:p>
          </table:table-cell>
          <table:table-cell table:style-name="Table1.C2" table:number-columns-spanned="2" office:value-type="string">
            <text:p text:style-name="P6">72126</text:p>
          </table:table-cell>
          <table:covered-table-cell/>
          <table:table-cell table:style-name="Table1.E5" office:value-type="string">
            <text:p text:style-name="P6">string</text:p>
          </table:table-cell>
        </table:table-row>
        <table:table-row>
          <table:table-cell table:style-name="Table1.C2" table:number-rows-spanned="3" office:value-type="string">
            <text:p text:style-name="P6">db2(文化)</text:p>
          </table:table-cell>
          <table:table-cell table:style-name="Table1.C2" table:number-columns-spanned="3" office:value-type="string">
            <text:p text:style-name="P6">keyword</text:p>
          </table:table-cell>
          <table:covered-table-cell/>
          <table:covered-table-cell/>
          <table:table-cell table:style-name="Table1.E5" office:value-type="string">
            <text:p text:style-name="P6">zset</text:p>
          </table:table-cell>
        </table:table-row>
        <table:table-row>
          <table:covered-table-cell/>
          <table:table-cell table:style-name="Table1.C2" table:number-columns-spanned="3" office:value-type="string">
            <text:p text:style-name="P6">all</text:p>
          </table:table-cell>
          <table:covered-table-cell/>
          <table:covered-table-cell/>
          <table:table-cell table:style-name="Table1.E5" office:value-type="string">
            <text:p text:style-name="P6">string</text:p>
          </table:table-cell>
        </table:table-row>
        <table:table-row>
          <table:covered-table-cell/>
          <table:table-cell table:style-name="Table1.C2" table:number-columns-spanned="3" office:value-type="string">
            <text:p text:style-name="P6">n_blog</text:p>
          </table:table-cell>
          <table:covered-table-cell/>
          <table:covered-table-cell/>
          <table:table-cell table:style-name="Table1.E5" office:value-type="string">
            <text:p text:style-name="P6">string</text:p>
          </table:table-cell>
        </table:table-row>
        <table:table-row>
          <table:table-cell table:style-name="Table1.C2" table:number-rows-spanned="3" office:value-type="string">
            <text:p text:style-name="P6">db3(体育)</text:p>
          </table:table-cell>
          <table:table-cell table:style-name="Table1.C2" table:number-columns-spanned="3" office:value-type="string">
            <text:p text:style-name="P6">keyword</text:p>
          </table:table-cell>
          <table:covered-table-cell/>
          <table:covered-table-cell/>
          <table:table-cell table:style-name="Table1.E5" office:value-type="string">
            <text:p text:style-name="P6">zset</text:p>
          </table:table-cell>
        </table:table-row>
        <table:table-row>
          <table:covered-table-cell/>
          <table:table-cell table:style-name="Table1.C2" table:number-columns-spanned="3" office:value-type="string">
            <text:p text:style-name="P6">all</text:p>
          </table:table-cell>
          <table:covered-table-cell/>
          <table:covered-table-cell/>
          <table:table-cell table:style-name="Table1.E5" office:value-type="string">
            <text:p text:style-name="P6">string</text:p>
          </table:table-cell>
        </table:table-row>
        <table:table-row>
          <table:covered-table-cell/>
          <table:table-cell table:style-name="Table1.C2" table:number-columns-spanned="3" office:value-type="string">
            <text:p text:style-name="P6">n_blog</text:p>
          </table:table-cell>
          <table:covered-table-cell/>
          <table:covered-table-cell/>
          <table:table-cell table:style-name="Table1.E5" office:value-type="string">
            <text:p text:style-name="P6">string</text:p>
          </table:table-cell>
        </table:table-row>
        <table:table-row table:style-name="Table1.13">
          <table:table-cell table:style-name="Table1.C2" office:value-type="string">
            <text:p text:style-name="P6">...</text:p>
          </table:table-cell>
          <table:table-cell table:style-name="Table1.C2" table:number-columns-spanned="3" office:value-type="string">
            <text:p text:style-name="P6">...</text:p>
          </table:table-cell>
          <table:covered-table-cell/>
          <table:covered-table-cell/>
          <table:table-cell table:style-name="Table1.E5" office:value-type="string">
            <text:p text:style-name="P6">...</text:p>
          </table:table-cell>
        </table:table-row>
        <table:table-row>
          <table:table-cell table:style-name="Table1.C2" table:number-rows-spanned="3" office:value-type="string">
            <text:p text:style-name="P6">db22(杂谈)</text:p>
          </table:table-cell>
          <table:table-cell table:style-name="Table1.C2" table:number-columns-spanned="3" office:value-type="string">
            <text:p text:style-name="P6">keyword</text:p>
          </table:table-cell>
          <table:covered-table-cell/>
          <table:covered-table-cell/>
          <table:table-cell table:style-name="Table1.E5" office:value-type="string">
            <text:p text:style-name="P6">zset</text:p>
          </table:table-cell>
        </table:table-row>
        <table:table-row>
          <table:covered-table-cell/>
          <table:table-cell table:style-name="Table1.C2" table:number-columns-spanned="3" office:value-type="string">
            <text:p text:style-name="P6">all</text:p>
          </table:table-cell>
          <table:covered-table-cell/>
          <table:covered-table-cell/>
          <table:table-cell table:style-name="Table1.E5" office:value-type="string">
            <text:p text:style-name="P6">string</text:p>
          </table:table-cell>
        </table:table-row>
        <table:table-row>
          <table:covered-table-cell/>
          <table:table-cell table:style-name="Table1.C2" table:number-columns-spanned="3" office:value-type="string">
            <text:p text:style-name="P6">n_blog</text:p>
          </table:table-cell>
          <table:covered-table-cell/>
          <table:covered-table-cell/>
          <table:table-cell table:style-name="Table1.E5" office:value-type="string">
            <text:p text:style-name="P6">string</text:p>
          </table:table-cell>
        </table:table-row>
      </table:table>
      <text:list xml:id="list885108392" text:continue-numbering="true" text:style-name="L1">
        <text:list-item>
          <text:list>
            <text:list-item>
              <text:list>
                <text:list-header>
                  <text:p text:style-name="P9">注: </text:p>
                  <text:list>
                    <text:list-item>
                      <text:p text:style-name="P9"><text:soft-page-break/>dbN对应22个分类, 每个分类占用一个db空间,db0抛弃不用.</text:p>
                    </text:list-item>
                    <text:list-item>
                      <text:p text:style-name="P9">keyword:存储的是样本数据分词后每个关键词的出现次数总和.</text:p>
                    </text:list-item>
                    <text:list-item>
                      <text:p text:style-name="P9">all:是所有词的出现次数总和,用于之后的Bayes公式.</text:p>
                    </text:list-item>
                    <text:list-item>
                      <text:p text:style-name="P9">n_blog: 本分类样本一共多少篇博文.</text:p>
                      <text:p text:style-name="P9"/>
                    </text:list-item>
                  </text:list>
                </text:list-header>
              </text:list>
            </text:list-item>
          </text:list>
        </text:list-item>
      </text:list>
      <text:h text:style-name="P8" text:outline-level="3">三. Bayes公式</text:h>
      <text:p text:style-name="Text_20_body"><text:tab/><text:span text:style-name="T2">P(A|B) = P(B|A)*P(A)/P(B) ,解释如下:</text:span></text:p>
      <text:p text:style-name="P3"><text:tab/>PA: 表示本分类博文数量占全部博文的比例.</text:p>
      <text:p text:style-name="P3"><text:tab/>PT: 本篇博文的关键词占本博文所有词的词频比例.</text:p>
      <text:p text:style-name="P3"><text:tab/>PTA: 本篇博文某关键词占样本所有词频的比例.</text:p>
      <text:p text:style-name="P3"><text:tab/>PAT = PTA * PA / PT : 该词在本分类出现的概率.</text:p>
      <text:p text:style-name="P3"><text:tab/>对本博文所有关键词出现概率进行累计 = 本博文属于该分类的概率.</text:p>
      <text:p text:style-name="P3"><text:tab/>依次进行22个分类的预判读, 概率值最高的分类即表示本篇博文的预判分类.</text:p>
      <text:p text:style-name="P1"/>
      <text:h text:style-name="P8" text:outline-level="3">四. Lua脚本.</text:h>
      <text:p text:style-name="Text_20_body"><text:tab/><text:span text:style-name="T2">此脚本用于load到redis中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local haha = cjson.decode(KEYS[1]) </text:p>
            <text:p text:style-name="P5">local max_s = 0 </text:p>
            <text:p text:style-name="P5">local m_cls = 0 </text:p>
            <text:p text:style-name="P5">local PA,PTA,PT= 0 </text:p>
            <text:p text:style-name="P5">local n_blog,all </text:p>
            <text:p text:style-name="P5">local wc = 0 </text:p>
            <text:p text:style-name="P5">local score = 0 </text:p>
            <text:p text:style-name="P5">local ret={} </text:p>
            <text:p text:style-name="P5"/>
            <text:p text:style-name="P5">for k,v in pairs(haha.keyWords) do </text:p>
            <text:p text:style-name="P5"><text:tab/>wc = wc + v.count </text:p>
            <text:p text:style-name="P5">end </text:p>
            <text:p text:style-name="P5"/>
            <text:p text:style-name="P5">for db_n = 1,22 do </text:p>
            <text:p text:style-name="P5"><text:tab/>local P = 0 </text:p>
            <text:p text:style-name="P5"><text:tab/>redis.call('select',db_n) </text:p>
            <text:p text:style-name="P5"><text:tab/>n_blog = redis.call('get','n_blog') </text:p>
            <text:p text:style-name="P5"><text:soft-page-break/><text:tab/>all = redis.call('get','all') </text:p>
            <text:p text:style-name="P5"><text:tab/>PA = n_blog/1000000; </text:p>
            <text:p text:style-name="P5"><text:tab/>for k,v in pairs(haha.keyWords) do </text:p>
            <text:p text:style-name="P5"><text:tab/><text:tab/>score = redis.call('zscore','keyword',v.word) </text:p>
            <text:p text:style-name="P5"><text:tab/><text:tab/>if score then </text:p>
            <text:p text:style-name="P5"><text:tab/><text:tab/><text:tab/>PTA = score/all </text:p>
            <text:p text:style-name="P5"><text:tab/><text:tab/><text:tab/>PT = v.count/wc </text:p>
            <text:p text:style-name="P5"><text:tab/><text:tab/><text:tab/>P = P + PTA*PA/PT </text:p>
            <text:p text:style-name="P5"><text:tab/><text:tab/>end </text:p>
            <text:p text:style-name="P5"><text:tab/>end </text:p>
            <text:p text:style-name="P5"><text:tab/>ret[db_n] = tostring(P) </text:p>
            <text:p text:style-name="P5"><text:tab/>if P &gt; max_s then </text:p>
            <text:p text:style-name="P5"><text:tab/><text:tab/>max_s = P </text:p>
            <text:p text:style-name="P5"><text:tab/><text:tab/>m_cls = db_n </text:p>
            <text:p text:style-name="P5"><text:tab/>end </text:p>
            <text:p text:style-name="P5">end </text:p>
            <text:p text:style-name="P5"/>
            <text:p text:style-name="P5">return m_cls</text:p>
          </table:table-cell>
        </table:table-row>
      </table:table>
      <text:p text:style-name="P3"/>
      <text:h text:style-name="P8" text:outline-level="3">五. Redis载入.</text:h>
      <text:list xml:id="list723960683" text:style-name="L2">
        <text:list-item>
          <text:list>
            <text:list-item>
              <text:list>
                <text:list-item>
                  <text:p text:style-name="P10">利用redis的load命令把lua脚本load到redis中.</text:p>
                </text:list-item>
                <text:list-item>
                  <text:p text:style-name="P11">把要判断的博文数据以json数据格式调用evalsha命令进行判断, 数据格式如下: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7">"{\"blogid\":\"5f56a4640100md37\",\"blog_pubdate\":\"1282028281\",\"classid\":\"15\",\"body\":\"-\",\"<text:span text:style-name="T1">keyWords</text:span>\":[{\"<text:span text:style-name="T1">word</text:span>\":\"发射系统\",\"attr\":\"n\",\"<text:span text:style-name="T1">count</text:span>\":19,\"tf\":0.052058360161654924,\"tfidf\":0.7192128244436503},{\"word\":\"导弹\",\"attr\":\"n\",\"count\":47,\"tf\":0.06438797177888898,\"tfidf\":0.27454768431526294},{\"word\":\"军舰\",\"attr\":\"n\",\"count\":4,\"tf\":0.0054798273854373605,\"tfidf\":0.02718731559632947},{\"word\":\"改进型\",\"attr\":\"n\",\"count\":2,\"tf\":0.00410987053907802,\"tfidf\":0.026671839394623614},{\"word\":\"威力\",\"attr\":\"n\",\"count\":4,\"tf\":0.0054798273854373605,\"tfidf\":0.025432756346167536}]}" </text:p>
          </table:table-cell>
        </table:table-row>
      </table:table>
      <text:p text:style-name="P4"><text:tab/> <text:s text:c="5"/>注:</text:p>
      <text:list xml:id="list175149625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blogid: 博文id.</text:p>
                        </text:list-item>
                        <text:list-item>
                          <text:p text:style-name="P12">blog_pubdate: 发布日期.</text:p>
                        </text:list-item>
                        <text:list-item>
                          <text:p text:style-name="P12">Classid: 用户选择的分类.</text:p>
                        </text:list-item>
                        <text:list-item>
                          <text:p text:style-name="P12">Word: 文章关键词.</text:p>
                        </text:list-item>
                        <text:list-item>
                          <text:p text:style-name="P12">Count: 关键词词频.</text:p>
                        </text:list-item>
                        <text:list-item>
                          <text:p text:style-name="P12">Lua脚本只使用了json数据中的keyWords, word, count 等字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h text:style-name="P8" text:outline-level="3">Done: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shunli </meta:initial-creator>
    <meta:creation-date>2013-03-27T17:47:36</meta:creation-date>
    <dc:date>2013-05-08T17:07:08</dc:date>
    <dc:creator>doushunli </dc:creator>
    <meta:editing-duration>PT1H17M23S</meta:editing-duration>
    <meta:editing-cycles>79</meta:editing-cycles>
    <meta:generator>OpenOffice.org/3.3$Unix OpenOffice.org_project/330m20$Build-9567</meta:generator>
    <meta:document-statistic meta:table-count="3" meta:image-count="0" meta:object-count="0" meta:page-count="4" meta:paragraph-count="109" meta:word-count="529" meta:character-count="2315"/>
  </office:meta>
</office:document-meta>
</file>